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lam Uni Choukmatik" svg:font-family="'Monlam Uni Choukmatik'" style:font-pitch="variable"/>
    <style:font-face style:name="Tibetan_Machine_Uni_Pema_Tsal" svg:font-family="Tibetan_Machine_Uni_Pema_Ts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Monlam Uni Choukmatik" fo:font-size="12pt" style:font-size-asian="12pt" style:font-name-complex="Monlam Uni Choukmatik" style:font-size-complex="12pt"/>
    </style:style>
    <style:style style:name="P2" style:family="paragraph" style:parent-style-name="Standard">
      <style:text-properties style:font-name="Monlam Uni Choukmatik" style:font-name-complex="Monlam Uni Choukmatik"/>
    </style:style>
    <style:style style:name="P3" style:family="paragraph" style:parent-style-name="Heading_20_1">
      <style:text-properties style:font-name="Monlam Uni Choukmatik" style:font-name-complex="Monlam Uni Choukmatik"/>
    </style:style>
    <style:style style:name="T1" style:family="text">
      <style:text-properties fo:font-size="36p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New characters' locations:</text:h>
      <text:p text:style-name="P1">Small tseg [࿝]: U+0FDD</text:p>
      <text:p text:style-name="P1">Big tseg [࿭]: U+0FED</text:p>
      <text:p text:style-name="P1">Cut shad [࿽]: U+0FFD</text:p>
      <text:p text:style-name="P2"/>
      <text:h text:style-name="P3" text:outline-level="1">Version:</text:h>
      <text:p text:style-name="P2">0.2</text:p>
      <text:p text:style-name="P2"/>
      <text:h text:style-name="P3" text:outline-level="1">Examples:</text:h>
      <text:p text:style-name="P2"/>
      <text:p text:style-name="P2">Chouk-ptts-0.2:<text:tab/><text:span text:style-name="T1">ན࿝མོ࿭རཏྣ࿭ཏྲ࿝ཡཱ࿝ཡ࿽</text:span></text:p>
      <text:p text:style-name="P2"/>
      <text:p text:style-name="P2">dutsa1:<text:tab/><text:tab/><text:tab/><text:span text:style-name="T1">ན࿝མོ࿭རཏྣ࿭ཏྲ࿝ཡཱ࿝ཡ࿽</text:span></text:p>
      <text:p text:style-name="P2"/>
      <text:p text:style-name="P2">dutsa2:<text:tab/><text:tab/><text:tab/>unknown problem!</text:p>
      <text:p text:style-name="P2"/>
      <text:p text:style-name="P2">ouchan1:<text:tab/><text:tab/><text:span text:style-name="T1">ན</text:span><text:span text:style-name="T1">࿝</text:span><text:span text:style-name="T1">མོ</text:span><text:span text:style-name="T1">࿭</text:span><text:span text:style-name="T1">རཏྣ</text:span><text:span text:style-name="T1">࿭</text:span><text:span text:style-name="T1">ཏྲ</text:span><text:span text:style-name="T1">࿝</text:span><text:span text:style-name="T1">ཡཱ</text:span><text:span text:style-name="T1">࿝</text:span><text:span text:style-name="T1">ཡ</text:span><text:span text:style-name="T1">࿽</text:span></text:p>
      <text:p text:style-name="P2"/>
      <text:p text:style-name="P2">ouchan2:<text:tab/><text:tab/><text:span text:style-name="T1">ན</text:span><text:span text:style-name="T1">࿝</text:span><text:span text:style-name="T1">མོ</text:span><text:span text:style-name="T1">࿭</text:span><text:span text:style-name="T1">རཏྣ</text:span><text:span text:style-name="T1">࿭</text:span><text:span text:style-name="T1">ཏྲ</text:span><text:span text:style-name="T1">࿝</text:span><text:span text:style-name="T1">ཡཱ</text:span><text:span text:style-name="T1">࿝</text:span><text:span text:style-name="T1">ཡ</text:span><text:span text:style-name="T1">࿽</text:span></text:p>
      <text:p text:style-name="P2"/>
      <text:p text:style-name="P2">ouchan3:<text:tab/><text:tab/><text:span text:style-name="T1">ན</text:span><text:span text:style-name="T1">࿝</text:span><text:span text:style-name="T1">མོ</text:span><text:span text:style-name="T1">࿭</text:span><text:span text:style-name="T1">རཏྣ</text:span><text:span text:style-name="T1">࿭</text:span><text:span text:style-name="T1">ཏྲ</text:span><text:span text:style-name="T1">࿝</text:span><text:span text:style-name="T1">ཡཱ</text:span><text:span text:style-name="T1">࿝</text:span><text:span text:style-name="T1">ཡ</text:span><text:span text:style-name="T1">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Monlam Uni Choukmatik" svg:font-family="'Monlam Uni Choukmatik'" style:font-pitch="variable"/>
    <style:font-face style:name="Tibetan_Machine_Uni_Pema_Tsal" svg:font-family="Tibetan_Machine_Uni_Pema_Ts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Johnson</meta:initial-creator>
    <meta:creation-date>2012-02-20T22:30:57</meta:creation-date>
    <dc:date>2014-01-25T19:38:42</dc:date>
    <dc:creator>bert </dc:creator>
    <meta:editing-duration>PT33M12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1" meta:paragraph-count="13" meta:word-count="92" meta:character-count="255" meta:non-whitespace-character-count="230"/>
  </office:meta>
</office:document-meta>
</file>